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FieldTest9.test_kr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ateFieldTest9.test_cn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ateFieldTest9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eFieldTest9.test_kr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ateFieldTest9.test_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ateFieldTest9.test_c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ateFieldTest9.test_cn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ateFieldTest9.test_cn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ateFieldTest9.test_cn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ateFieldTest9.test_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ateFieldTest9.test_kr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ateFieldTest9.test_t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ateFieldTest9.test_kr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